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cm" fo:min-width="2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12cm" fo:min-width="1.3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8cm" fo:min-width="1.90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7cm" fo:min-width="0.98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cm" fo:min-width="0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68cm" fo:min-width="3.23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69cm" fo:min-width="1.16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399cm" fo:min-width="1.38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282cm" fo:min-width="1.387cm"/>
    </style:style>
    <style:style style:name="gr11" style:family="graphic" style:parent-style-name="standard">
      <style:graphic-properties draw:fill-color="#ffffff" draw:opacity="98%" draw:textarea-horizontal-align="justify" draw:textarea-vertical-align="middle" draw:auto-grow-height="false" fo:min-height="0.516cm" fo:min-width="1.221cm" draw:shadow="hidden" draw:shadow-offset-x="-0.212cm" draw:shadow-offset-y="-0.21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5cm" fo:min-width="2.66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58cm" fo:min-width="0.73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18cm" fo:min-width="0.97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75cm" fo:min-width="1.387cm"/>
    </style:style>
    <style:style style:name="gr16" style:family="graphic" style:parent-style-name="objectwithoutfill">
      <style:graphic-properties draw:fill="none" draw:opacity="98%" draw:textarea-vertical-align="middle" draw:shadow="hidden" draw:shadow-offset-x="-0.212cm" draw:shadow-offset-y="-0.2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39cm" fo:min-width="1.15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398cm" fo:min-width="1.44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82cm" fo:min-width="0.91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23cm" fo:min-width="1.03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246cm" fo:min-width="1.76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cm" fo:min-width="0.3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528cm" fo:min-width="1.62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3.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5cm" fo:min-width="0.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8cm" fo:min-width="1.48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458cm" fo:min-width="1.41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8cm" fo:min-width="1.05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246cm" fo:min-width="1.4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316cm" fo:min-width="0.914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46cm" fo:min-width="0.914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388cm" fo:min-width="1.05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55cm" fo:min-width="0.2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85cm" fo:min-width="3.6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458cm" fo:min-width="1.764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812cm" fo:min-width="1.834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6cm" fo:min-width="2.046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528cm" fo:min-width="1.976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74cm" fo:min-width="1.552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74cm" fo:min-width="2.118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75cm" fo:min-width="2.4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67cm" fo:min-width="1.48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458cm" fo:min-width="1.198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28cm" fo:min-width="1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98%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opacity="98%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style:text-underline-style="none"/>
    </style:style>
    <style:style style:name="P18" style:family="paragraph">
      <loext:graphic-properties draw:fill-color="#ffffff"/>
      <style:paragraph-properties fo:text-align="center"/>
      <style:text-properties style:text-underline-style="none" fo:font-weight="normal" style:font-weight-asian="normal" style:font-weight-complex="normal"/>
    </style:style>
    <style:style style:name="P19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AR PL SungtiL GB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AR PL SungtiL GB" style:font-size-asian="11pt" style:font-style-asian="normal" style:font-weight-asian="normal" style:font-name-complex="Lohit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AR PL SungtiL GB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0.8cm" svg:x="3.9cm" svg:y="4.2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cm" svg:y1="3.3cm" svg:x2="3.9cm" svg:y2="4.2cm">
          <text:p><text:span text:style-name="T3"/></text:p>
        </draw:line>
        <draw:line draw:style-name="gr2" draw:text-style-name="P3" draw:layer="layout" svg:x1="5.8cm" svg:y1="2.5cm" svg:x2="5.8cm" svg:y2="4.2cm">
          <text:p><text:span text:style-name="T3"/></text:p>
        </draw:line>
        <draw:line draw:style-name="gr2" draw:text-style-name="P3" draw:layer="layout" svg:x1="7cm" svg:y1="4.2cm" svg:x2="7.7cm" svg:y2="3.1cm">
          <text:p><text:span text:style-name="T3"/></text:p>
        </draw:line>
        <draw:custom-shape draw:style-name="gr3" draw:text-style-name="P4" draw:layer="layout" svg:width="2.6cm" svg:height="1.5cm" svg:x="1.6cm" svg:y="1.8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4cm" svg:height="1cm" svg:x="4.1cm" svg:y="1.5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1.3cm" svg:x="7.3cm" svg:y="2cm">
          <text:p text:style-name="P1"><text:span text:style-name="T4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7cm" svg:y1="3.5cm" svg:x2="16.6cm" svg:y2="2.7cm">
          <text:p><text:span text:style-name="T3"/></text:p>
        </draw:line>
        <draw:line draw:style-name="gr2" draw:text-style-name="P3" draw:layer="layout" svg:x1="18cm" svg:y1="4.2cm" svg:x2="21.5cm" svg:y2="4.7cm">
          <text:p><text:span text:style-name="T3"/></text:p>
        </draw:line>
        <draw:custom-shape draw:style-name="gr6" draw:text-style-name="P6" draw:layer="layout" svg:width="1.6cm" svg:height="1.7cm" svg:x="16.4cm" svg:y="3.3cm">
          <text:p text:style-name="P1"><text:span text:style-name="T5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2" draw:layer="layout" svg:width="3.733cm" svg:height="0.618cm" svg:x="11.964cm" svg:y="3.438cm">
          <text:p><text:span text:style-name="T6"><text:s text:c="2"/></text:span><text:span text:style-name="T6">Depar</text:span><text:span text:style-name="T6">tment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72cm" svg:y1="2.75cm" svg:x2="11.964cm" svg:y2="3.437cm">
          <text:p><text:span text:style-name="T3"/></text:p>
        </draw:line>
        <draw:line draw:style-name="gr2" draw:text-style-name="P3" draw:layer="layout" svg:x1="14.078cm" svg:y1="2.375cm" svg:x2="14.078cm" svg:y2="3.437cm">
          <text:p><text:span text:style-name="T3"/></text:p>
        </draw:line>
        <draw:custom-shape draw:style-name="gr8" draw:text-style-name="P7" draw:layer="layout" svg:width="2.358cm" svg:height="0.875cm" svg:x="10.5cm" svg:y="1.875cm">
          <text:p><text:span text:style-name="T7">Dept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.358cm" svg:height="0.875cm" svg:x="12.94cm" svg:y="1.501cm">
          <text:p><text:span text:style-name="T8">Dna</text:span><text:span text:style-name="T8">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2.358cm" svg:height="0.875cm" svg:x="15.542cm" svg:y="1.876cm">
          <text:p><text:span text:style-name="T9">lo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2.667cm" svg:height="0.917cm" svg:x="23.933cm" svg:y="2.533cm">
          <text:p><text:span text:style-name="T10">De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667cm" svg:height="0.75cm" svg:x="24.933cm" svg:y="4.533cm">
          <text:p><text:span text:style-name="T10">Starttim</text:span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433cm" svg:height="1.082cm" draw:transform="skewX (0.000872664625997203) rotate (-0.367042741694408) translate (25.078cm 5.237cm)">
          <text:p><text:span text:style-name="T10">End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0" draw:layer="layout" svg:width="3.167cm" svg:height="1cm" svg:x="20.6cm" svg:y="4.367cm">
            <text:p text:style-name="P1"><text:span text:style-name="T6">Enti</text:span><text:span text:style-name="T6">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1" draw:layer="layout" svg:x1="19.35cm" svg:y1="3.533cm" svg:x2="20.6cm" svg:y2="4.366cm">
            <text:p text:style-name="P1"/>
          </draw:line>
          <draw:custom-shape draw:style-name="gr13" draw:text-style-name="P12" draw:layer="layout" svg:width="1.75cm" svg:height="1cm" svg:x="18.267cm" svg:y="2.617cm">
            <text:p><text:span text:style-name="T11">Entityid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1" draw:layer="layout" svg:x1="21.1cm" svg:y1="3.117cm" svg:x2="21.1cm" svg:y2="4.367cm">
            <text:p text:style-name="P1"/>
          </draw:line>
          <draw:custom-shape draw:style-name="gr14" draw:text-style-name="P8" draw:layer="layout" svg:width="2.083cm" svg:height="1.084cm" svg:x="20.1cm" svg:y="2.033cm">
            <text:p><text:span text:style-name="T10">Nam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1" draw:layer="layout" svg:x1="22.85cm" svg:y1="2.367cm" svg:x2="22.683cm" svg:y2="4.367cm">
            <text:p text:style-name="P1"/>
          </draw:line>
          <draw:custom-shape draw:style-name="gr15" draw:text-style-name="P8" draw:layer="layout" svg:width="2.667cm" svg:height="1.167cm" svg:x="21.683cm" svg:y="1.2cm">
            <text:p><text:span text:style-name="T10">Fathern</text:span><text:span text:style-name="T10">ame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1" draw:layer="layout" svg:x1="23.683cm" svg:y1="4.367cm" svg:x2="24.766cm" svg:y2="3.45cm">
            <text:p text:style-name="P1"/>
          </draw:line>
          <draw:line draw:style-name="gr2" draw:text-style-name="P11" draw:layer="layout" svg:x1="23.767cm" svg:y1="4.867cm" svg:x2="25.017cm" svg:y2="4.867cm">
            <text:p text:style-name="P1"/>
          </draw:line>
          <draw:line draw:style-name="gr16" draw:text-style-name="P13" draw:layer="layout" svg:x1="23.794cm" svg:y1="5.322cm" svg:x2="24.859cm" svg:y2="5.731cm">
            <text:p text:style-name="P1"/>
          </draw:line>
          <draw:line draw:style-name="gr2" draw:text-style-name="P11" draw:layer="layout" svg:x1="23.517cm" svg:y1="5.367cm" svg:x2="23.767cm" svg:y2="6.867cm">
            <text:p text:style-name="P1"/>
          </draw:line>
          <draw:custom-shape draw:style-name="gr17" draw:text-style-name="P5" draw:layer="layout" svg:width="2.333cm" svg:height="0.833cm" svg:x="22.767cm" svg:y="6.867cm">
            <text:p><text:span text:style-name="T10">coverphoto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5" draw:layer="layout" svg:width="2.75cm" svg:height="0.916cm" svg:x="20.1cm" svg:y="7.117cm">
            <text:p><text:span text:style-name="T10">Typeofentry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1" draw:layer="layout" svg:x1="21.674cm" svg:y1="5.343cm" svg:x2="21.61cm" svg:y2="7.141cm">
            <text:p text:style-name="P1"/>
          </draw:line>
          <draw:line draw:style-name="gr2" draw:text-style-name="P11" draw:layer="layout" svg:x1="20.933cm" svg:y1="5.367cm" svg:x2="19.35cm" svg:y2="7.534cm">
            <text:p text:style-name="P1"/>
          </draw:line>
          <draw:custom-shape draw:style-name="gr19" draw:text-style-name="P8" draw:layer="layout" svg:width="2cm" svg:height="0.75cm" svg:x="18.1cm" svg:y="7.45cm">
            <text:p><text:span text:style-name="T10">Deptid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1" draw:layer="layout" svg:x1="23.767cm" svg:y1="4.617cm" svg:x2="26.017cm" svg:y2="4.117cm">
            <text:p text:style-name="P1"/>
          </draw:line>
          <draw:custom-shape draw:style-name="gr20" draw:text-style-name="P8" draw:layer="layout" svg:width="2.167cm" svg:height="0.667cm" svg:x="25.933cm" svg:y="3.7cm">
            <text:p><text:span text:style-name="T10">Stat</text:span><text:span text:style-name="T10">us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1" draw:text-style-name="P14" draw:layer="layout" svg:x1="20.6cm" svg:y1="5.117cm" svg:x2="18.6cm" svg:y2="6.117cm">
            <text:p/>
          </draw:line>
        </draw:g>
        <draw:custom-shape draw:style-name="gr22" draw:text-style-name="P6" draw:layer="layout" svg:width="3.2cm" svg:height="0.7cm" svg:x="16.3cm" svg:y="6.1cm">
          <text:p><text:span text:style-name="T9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15.7cm" svg:y1="3.7cm" svg:x2="16.4cm" svg:y2="4.1cm">
          <text:p/>
        </draw:line>
        <draw:custom-shape draw:style-name="gr23" draw:text-style-name="P16" draw:layer="layout" svg:width="3.5cm" svg:height="1.1cm" svg:x="10.3cm" svg:y="7cm">
          <text:p text:style-name="P15"><text:span text:style-name="T12">Vehicles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20.6cm" svg:y1="5cm" svg:x2="13.3cm" svg:y2="5.6cm">
          <text:p/>
        </draw:line>
        <draw:custom-shape draw:style-name="gr24" draw:text-style-name="P8" draw:layer="layout" svg:width="1.6cm" svg:height="1.5cm" svg:x="11.7cm" svg:y="4.9cm">
          <text:p text:style-name="P1"><text:span text:style-name="T1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14" draw:layer="layout" svg:x1="12.5cm" svg:y1="6.4cm" svg:x2="12.5cm" svg:y2="7cm">
          <text:p/>
        </draw:line>
        <draw:line draw:style-name="gr21" draw:text-style-name="P14" draw:layer="layout" svg:x1="10.3cm" svg:y1="7cm" svg:x2="8cm" svg:y2="6.4cm">
          <text:p/>
        </draw:line>
        <draw:line draw:style-name="gr21" draw:text-style-name="P14" draw:layer="layout" svg:x1="10.3cm" svg:y1="7.7cm" svg:x2="8cm" svg:y2="8cm">
          <text:p/>
        </draw:line>
        <draw:line draw:style-name="gr21" draw:text-style-name="P14" draw:layer="layout" svg:x1="10.4cm" svg:y1="8.1cm" svg:x2="9cm" svg:y2="9.3cm">
          <text:p/>
        </draw:line>
        <draw:line draw:style-name="gr21" draw:text-style-name="P14" draw:layer="layout" svg:x1="12.2cm" svg:y1="8.1cm" svg:x2="12.2cm" svg:y2="10.1cm">
          <text:p/>
        </draw:line>
        <draw:line draw:style-name="gr21" draw:text-style-name="P14" draw:layer="layout" svg:x1="13.8cm" svg:y1="8.1cm" svg:x2="15.2cm" svg:y2="9.8cm">
          <text:p/>
        </draw:line>
        <draw:line draw:style-name="gr21" draw:text-style-name="P14" draw:layer="layout" svg:x1="13.8cm" svg:y1="7.5cm" svg:x2="16.1cm" svg:y2="8.1cm">
          <text:p/>
        </draw:line>
        <draw:custom-shape draw:style-name="gr25" draw:text-style-name="P18" draw:layer="layout" svg:width="3cm" svg:height="1.1cm" svg:x="5.1cm" svg:y="5.9cm">
          <text:p text:style-name="P17"><text:span text:style-name="T10">Sticker</text:span><text:span text:style-name="T10">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3cm" svg:height="1.1cm" svg:x="5.101cm" svg:y="7.401cm">
          <text:p><text:span text:style-name="T10">vehicle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3cm" svg:height="1.1cm" svg:x="6.001cm" svg:y="8.801cm">
          <text:p><text:span text:style-name="T10">Starttim</text:span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3cm" svg:height="1.1cm" svg:x="10.701cm" svg:y="10.001cm">
          <text:p><text:span text:style-name="T10">End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3cm" svg:height="1.1cm" svg:x="14.601cm" svg:y="8.101cm">
          <text:p><text:span text:style-name="T10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3cm" svg:height="1.1cm" svg:x="13.801cm" svg:y="9.801cm">
          <text:p><text:span text:style-name="T10">Entit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4.4cm" svg:height="1cm" svg:x="3.1cm" svg:y="10.6cm">
          <text:p text:style-name="P20"><text:span text:style-name="T14">Vehicle_Entry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11.5cm" svg:y1="8.1cm" svg:x2="9.9cm" svg:y2="10.9cm">
          <text:p/>
        </draw:line>
        <draw:custom-shape draw:style-name="gr27" draw:text-style-name="P8" draw:layer="layout" svg:width="1.4cm" svg:height="1.5cm" svg:x="8.5cm" svg:y="10.2cm">
          <text:p text:style-name="P1"><text:span text:style-name="T5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14" draw:layer="layout" svg:x1="8.51cm" svg:y1="11cm" svg:x2="7.49cm" svg:y2="11cm">
          <text:p/>
        </draw:line>
        <draw:line draw:style-name="gr21" draw:text-style-name="P14" draw:layer="layout" svg:x1="3.4cm" svg:y1="9.2cm" svg:x2="4.4cm" svg:y2="10.6cm">
          <text:p/>
        </draw:line>
        <draw:custom-shape draw:style-name="gr28" draw:text-style-name="P12" draw:layer="layout" svg:width="2.8cm" svg:height="1cm" svg:x="2.3cm" svg:y="8.4cm">
          <text:p text:style-name="P21"><text:span text:style-name="T11">Entr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.7cm" svg:height="1cm" svg:x="1.1cm" svg:y="12.2cm">
          <text:p><text:span text:style-name="T10">Vehicl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3.2cm" svg:y1="11.6cm" svg:x2="2.4cm" svg:y2="12.2cm">
          <text:p/>
        </draw:line>
        <draw:custom-shape draw:style-name="gr30" draw:text-style-name="P8" draw:layer="layout" svg:width="2.2cm" svg:height="1cm" svg:x="3.9cm" svg:y="13.1cm">
          <text:p><text:span text:style-name="T10">Entryti</text:span><text:span text:style-name="T10">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5cm" svg:y1="11.6cm" svg:x2="5cm" svg:y2="13.1cm">
          <text:p/>
        </draw:line>
        <draw:line draw:style-name="gr21" draw:text-style-name="P14" draw:layer="layout" svg:x1="5.9cm" svg:y1="11.6cm" svg:x2="6.9cm" svg:y2="13.9cm">
          <text:p/>
        </draw:line>
        <draw:custom-shape draw:style-name="gr31" draw:text-style-name="P8" draw:layer="layout" svg:width="2.8cm" svg:height="0.7cm" svg:x="5.9cm" svg:y="13.9cm">
          <text:p><text:span text:style-name="T10">Dateofentr</text:span><text:span text:style-name="T10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6.5cm" svg:y1="11.6cm" svg:x2="7.6cm" svg:y2="12.3cm">
          <text:p/>
        </draw:line>
        <draw:custom-shape draw:style-name="gr32" draw:text-style-name="P8" draw:layer="layout" svg:width="2cm" svg:height="0.8cm" svg:x="6.7cm" svg:y="12.3cm">
          <text:p><text:span text:style-name="T10">Exit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7.5cm" svg:y1="11.6cm" svg:x2="10cm" svg:y2="13.1cm">
          <text:p/>
        </draw:line>
        <draw:custom-shape draw:style-name="gr33" draw:text-style-name="P8" draw:layer="layout" svg:width="2cm" svg:height="0.7cm" svg:x="8.9cm" svg:y="13.1cm">
          <text:p><text:span text:style-name="T10">exit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2.2cm" svg:height="0.9cm" svg:x="8.6cm" svg:y="4.8cm">
          <text:p text:style-name="P22"><text:span text:style-name="T11">Vehicl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11cm" svg:y1="7cm" svg:x2="9.9cm" svg:y2="5.8cm">
          <text:p/>
        </draw:line>
        <draw:line draw:style-name="gr21" draw:text-style-name="P14" draw:layer="layout" svg:x1="23.8cm" svg:y1="5.3cm" svg:x2="26.9cm" svg:y2="8.9cm">
          <text:p/>
        </draw:line>
        <draw:custom-shape draw:style-name="gr35" draw:text-style-name="P8" draw:layer="layout" svg:width="1.5cm" svg:height="1.6cm" svg:x="26.2cm" svg:y="8.9cm">
          <text:p text:style-name="P1"><text:span text:style-name="T5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6" draw:layer="layout" svg:width="4.1cm" svg:height="1.1cm" svg:x="20.9cm" svg:y="12cm">
          <text:p><text:span text:style-name="T12">Ent</text:span><text:span text:style-name="T12">ity_</text:span><text:span text:style-name="T12">ent</text:span><text:span text:style-name="T12">ry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27cm" svg:y1="10.5cm" svg:x2="25cm" svg:y2="12.6cm">
          <text:p/>
        </draw:line>
        <draw:custom-shape draw:style-name="gr37" draw:text-style-name="P12" draw:layer="layout" svg:width="3.2cm" svg:height="1cm" svg:x="21.3cm" svg:y="9.5cm">
          <text:p text:style-name="P1"><text:span text:style-name="T11">E</text:span><text:span text:style-name="T11">e</text:span><text:span text:style-name="T11">i</text:span><text:span text:style-name="T1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3.3cm" svg:height="1.5cm" svg:x="17.6cm" svg:y="10cm">
          <text:p text:style-name="P21"><text:span text:style-name="T11">Entit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6cm" svg:height="1.2cm" svg:x="14.9cm" svg:y="11.6cm">
          <text:p><text:span text:style-name="T10">Dateofen</text:span><text:span text:style-name="T10">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3.2cm" svg:height="1cm" svg:x="14.8cm" svg:y="13.4cm">
          <text:p><text:span text:style-name="T10">Timeo</text:span><text:span text:style-name="T10">f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draw:layer="layout" svg:width="3.5cm" svg:height="1.1cm" svg:x="16.4cm" svg:y="15.2cm">
          <text:p><text:span text:style-name="T10">Exit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8" draw:layer="layout" svg:width="2.9cm" svg:height="1.4cm" svg:x="20.1cm" svg:y="15.5cm">
          <text:p><text:span text:style-name="T10">exi</text:span><text:span text:style-name="T10">td</text:span><text:span text:style-name="T10">at</text:span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3.7cm" svg:height="1.4cm" svg:x="23.5cm" svg:y="15.2cm">
          <text:p><text:span text:style-name="T10">r</text:span><text:span text:style-name="T10">e</text:span><text:span text:style-name="T10">m</text:span><text:span text:style-name="T10">a</text:span><text:span text:style-name="T10">r</text:span><text:span text:style-name="T10">k</text:span><text:span text:style-name="T10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23cm" svg:y1="12cm" svg:x2="23cm" svg:y2="10.5cm">
          <text:p/>
        </draw:line>
        <draw:line draw:style-name="gr21" draw:text-style-name="P14" draw:layer="layout" svg:x1="20.9cm" svg:y1="12cm" svg:x2="20cm" svg:y2="11.4cm">
          <text:p/>
        </draw:line>
        <draw:line draw:style-name="gr21" draw:text-style-name="P14" draw:layer="layout" svg:x1="20.9cm" svg:y1="12.6cm" svg:x2="18.5cm" svg:y2="12.2cm">
          <text:p/>
        </draw:line>
        <draw:line draw:style-name="gr21" draw:text-style-name="P14" draw:layer="layout" svg:x1="20.9cm" svg:y1="13.1cm" svg:x2="18cm" svg:y2="13.9cm">
          <text:p/>
        </draw:line>
        <draw:line draw:style-name="gr21" draw:text-style-name="P14" draw:layer="layout" svg:x1="21.5cm" svg:y1="13.1cm" svg:x2="18.4cm" svg:y2="15.2cm">
          <text:p/>
        </draw:line>
        <draw:line draw:style-name="gr21" draw:text-style-name="P14" draw:layer="layout" svg:x1="22cm" svg:y1="13.1cm" svg:x2="21.6cm" svg:y2="15.5cm">
          <text:p/>
        </draw:line>
        <draw:line draw:style-name="gr21" draw:text-style-name="P14" draw:layer="layout" svg:x1="23cm" svg:y1="13.1cm" svg:x2="25.1cm" svg:y2="15.2cm">
          <text:p/>
        </draw:line>
        <draw:custom-shape draw:style-name="gr43" draw:text-style-name="P16" draw:layer="layout" svg:width="2.9cm" svg:height="1cm" svg:x="9.1cm" svg:y="16cm">
          <text:p text:style-name="P1"><text:span text:style-name="T14">News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9.1cm" svg:y1="16.6cm" svg:x2="6.9cm" svg:y2="16.6cm">
          <text:p/>
        </draw:line>
        <draw:line draw:style-name="gr21" draw:text-style-name="P14" draw:layer="layout" svg:x1="9.1cm" svg:y1="17cm" svg:x2="7.6cm" svg:y2="18.4cm">
          <text:p/>
        </draw:line>
        <draw:line draw:style-name="gr21" draw:text-style-name="P14" draw:layer="layout" svg:x1="12cm" svg:y1="16.9cm" svg:x2="13.7cm" svg:y2="18.3cm">
          <text:p/>
        </draw:line>
        <draw:line draw:style-name="gr21" draw:text-style-name="P14" draw:layer="layout" svg:x1="12cm" svg:y1="16.5cm" svg:x2="14.5cm" svg:y2="17.1cm">
          <text:p/>
        </draw:line>
        <draw:custom-shape draw:style-name="gr41" draw:text-style-name="P12" draw:layer="layout" svg:width="2.9cm" svg:height="1.4cm" svg:x="4cm" svg:y="15.9cm">
          <text:p text:style-name="P21"><text:span text:style-name="T11">New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2.8cm" svg:height="1.3cm" svg:x="6cm" svg:y="18.4cm">
          <text:p text:style-name="P1"><text:span text:style-name="T10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2.4cm" svg:height="1cm" svg:x="12.5cm" svg:y="18.3cm">
          <text:p><text:span text:style-name="T10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draw:layer="layout" svg:width="2.6cm" svg:height="1.1cm" svg:x="14.5cm" svg:y="16.6cm">
          <text:p><text:span text:style-name="T10">dateofne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language="en" fo:country="US" style:font-name-asian="F" style:font-family-generic-asian="roman" style:language-asian="ar" style:country-asian="SA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08:15:37.710682950</meta:creation-date>
    <dc:date>2020-04-07T09:57:31.774127382</dc:date>
    <meta:editing-duration>PT6M25S</meta:editing-duration>
    <meta:editing-cycles>2</meta:editing-cycles>
    <meta:generator>LibreOffice/6.0.7.3$Linux_X86_64 LibreOffice_project/00m0$Build-3</meta:generator>
    <meta:document-statistic meta:object-count="102"/>
  </office:meta>
</office:document-meta>
</file>